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118in" table:align="left"/>
    </style:style>
    <style:style style:name="Table1.A" style:family="table-column">
      <style:table-column-properties style:column-width="1.8222in"/>
    </style:style>
    <style:style style:name="Table1.B" style:family="table-column">
      <style:table-column-properties style:column-width="3.48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b0b1d" officeooo:paragraph-rsid="000b0b1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officeooo:rsid="000b0b1d" officeooo:paragraph-rsid="000b0b1d"/>
    </style:style>
    <style:style style:name="T1" style:family="text">
      <style:text-properties officeooo:rsid="000e11e5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 <text:span text:style-name="Strong_20_Emphasis">Reporting</text:span> (Relatório de Testes) é uma etapa crítica no processo de teste de software, responsável por <text:span text:style-name="Strong_20_Emphasis">documentar, comunicar e analisar</text:span> os resultados obtidos durante a execução dos testes. Seu objetivo principal é fornecer <text:span text:style-name="Strong_20_Emphasis">visibilidade</text:span> sobre a qualidade do produto, destacando defeitos, métricas e riscos para auxiliar na tomada de decisões.</text:p>
      <text:p text:style-name="Horizontal_20_Line"/>
      <text:h text:style-name="Heading_20_3" text:outline-level="3"><text:span text:style-name="Strong_20_Emphasis">Objetivos do Reporting</text:span></text:h>
      <text:p text:style-name="Text_20_body">✔ <text:span text:style-name="Strong_20_Emphasis">Comunicação clara</text:span> – Informar stakeholders (equipe de dev, gerentes, clientes) sobre o status dos testes.<text:line-break/>✔ <text:span text:style-name="Strong_20_Emphasis">Rastreabilidade</text:span> – Registrar evidências de testes para auditorias e melhorias contínuas.<text:line-break/>✔ <text:span text:style-name="Strong_20_Emphasis">Base para decisões</text:span> – Ajudar a definir se o software está pronto para release ou precisa de ajustes.</text:p>
      <text:p text:style-name="Horizontal_20_Line"/>
      <text:h text:style-name="Heading_20_3" text:outline-level="3"><text:span text:style-name="Strong_20_Emphasis">Tipos de Relatórios Comuns</text:span></text:h>
      <text:list xml:id="list2448874786" text:style-name="L1">
        <text:list-item>
          <text:p text:style-name="P2"><text:span text:style-name="Strong_20_Emphasis">Relatório de Progresso (Test Progress Report)</text:span></text:p>
          <text:list>
            <text:list-item>
              <text:p text:style-name="P2">Status atual dos testes (% concluído, tempo gasto, testes passados/falhados).</text:p>
            </text:list-item>
            <text:list-item>
              <text:p text:style-name="P2">Usado em reuniões de acompanhamento (<text:span text:style-name="Emphasis">daily stand-ups</text:span>, sprint reviews*).</text:p>
            </text:list-item>
          </text:list>
        </text:list-item>
        <text:list-item>
          <text:p text:style-name="P2"><text:span text:style-name="Strong_20_Emphasis">Relatório de Defeitos (Bug Report)</text:span></text:p>
          <text:list>
            <text:list-item>
              <text:p text:style-name="P2">Detalha cada falha encontrada, com:</text:p>
              <text:list>
                <text:list-item>
                  <text:p text:style-name="P2"><text:span text:style-name="Strong_20_Emphasis">Título, severidade, prioridade.</text:span></text:p>
                </text:list-item>
                <text:list-item>
                  <text:p text:style-name="P2"><text:span text:style-name="Strong_20_Emphasis">Passos para reproduzir</text:span> (steps to reproduce).</text:p>
                </text:list-item>
                <text:list-item>
                  <text:p text:style-name="P2"><text:span text:style-name="Strong_20_Emphasis">Evidências</text:span> (screenshots, logs, vídeos).</text:p>
                </text:list-item>
                <text:list-item>
                  <text:p text:style-name="P2"><text:span text:style-name="Strong_20_Emphasis">Ambiente de teste</text:span> (SO, navegador, versão).</text:p>
                </text:list-item>
              </text:list>
            </text:list-item>
          </text:list>
        </text:list-item>
        <text:list-item>
          <text:p text:style-name="P2"><text:span text:style-name="Strong_20_Emphasis">Relatório Final de Testes (Test Summary Report)</text:span></text:p>
          <text:list>
            <text:list-item>
              <text:p text:style-name="P2">Resumo geral após a conclusão dos testes, incluindo:</text:p>
              <text:list>
                <text:list-item>
                  <text:p text:style-name="P2">Cobertura de testes.</text:p>
                </text:list-item>
                <text:list-item>
                  <text:p text:style-name="P2">Métricas (ex.: taxa de falha, defeitos críticos em aberto).</text:p>
                </text:list-item>
                <text:list-item>
                  <text:p text:style-name="P2">Riscos e recomendações (liberar ou não a versão?).</text:p>
                </text:list-item>
              </text:list>
            </text:list-item>
          </text:list>
        </text:list-item>
        <text:list-item>
          <text:p text:style-name="P2"><text:span text:style-name="Strong_20_Emphasis">Relatório de Cobertura (Test Coverage Report)</text:span></text:p>
          <text:list>
            <text:list-item>
              <text:p text:style-name="P2">Mostra quais partes do código ou requisitos foram testados (ex.: 85% das funcionalidades validadas).</text:p>
            </text:list-item>
          </text:list>
        </text:list-item>
      </text:list>
      <text:p text:style-name="Horizontal_20_Line"/>
      <text:h text:style-name="Heading_20_3" text:outline-level="3"><text:span text:style-name="Strong_20_Emphasis">Boas Práticas para Reporting</text:span></text:h>
      <text:list xml:id="list1634147915" text:style-name="L2">
        <text:list-item>
          <text:p text:style-name="P3"><text:span text:style-name="Strong_20_Emphasis">Seja objetivo</text:span> – Destaque informações relevantes (evite dados desnecessários).</text:p>
        </text:list-item>
        <text:list-item>
          <text:p text:style-name="P3"><text:span text:style-name="Strong_20_Emphasis">Use visualizações claras</text:span> – Gráficos, tabelas e cores (ex.: vermelho para falhas críticas).</text:p>
        </text:list-item>
        <text:list-item>
          <text:p text:style-name="P3"><text:soft-page-break/><text:span text:style-name="Strong_20_Emphasis">Padronize templates</text:span> – Mantenha um formato consistente para facilitar a comparação.</text:p>
        </text:list-item>
        <text:list-item>
          <text:p text:style-name="P3"><text:span text:style-name="Strong_20_Emphasis">Inclua ações recomendadas</text:span> – Não apenas liste problemas, mas sugira soluções.</text:p>
        </text:list-item>
      </text:list>
      <text:p text:style-name="Horizontal_20_Line"/>
      <text:h text:style-name="Heading_20_3" text:outline-level="3"><text:span text:style-name="Strong_20_Emphasis">Ferramentas Úteis</text:span></text:h>
      <text:list xml:id="list3064571626" text:style-name="L3">
        <text:list-item>
          <text:p text:style-name="P4"><text:span text:style-name="Strong_20_Emphasis">Bug Tracking</text:span>: Jira, Bugzilla, Mantis.</text:p>
        </text:list-item>
        <text:list-item>
          <text:p text:style-name="P4"><text:span text:style-name="Strong_20_Emphasis">Relatórios Automatizados</text:span>: TestRail, Zephyr, Allure Framework.</text:p>
        </text:list-item>
        <text:list-item>
          <text:p text:style-name="P4"><text:span text:style-name="Strong_20_Emphasis">Dashboards em Tempo Real</text:span>: Kibana (ELK Stack), Power BI, <text:span text:style-name="T1">Google Sheets.</text:span></text:p>
        </text:list-item>
      </text:list>
      <text:p text:style-name="Horizontal_20_Line"/>
      <text:h text:style-name="Heading_20_3" text:outline-level="3"><text:span text:style-name="Strong_20_Emphasis">Exemplo de Métricas Importante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étrica</text:p>
            </table:table-cell>
            <table:table-cell table:style-name="Table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axa de Falha</text:span></text:p>
          </table:table-cell>
          <table:table-cell table:style-name="Table1.A1" office:value-type="string">
            <text:p text:style-name="Table_20_Contents">% de testes que falharam (ex.: 10%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feitos por Severidade</text:span></text:p>
          </table:table-cell>
          <table:table-cell table:style-name="Table1.A1" office:value-type="string">
            <text:p text:style-name="Table_20_Contents">Quantos bugs são críticos, altos, médios ou baixo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bertura de Requisitos</text:span></text:p>
          </table:table-cell>
          <table:table-cell table:style-name="Table1.A1" office:value-type="string">
            <text:p text:style-name="Table_20_Contents">% dos requisitos testados (ex.: 95%).</text:p>
          </table:table-cell>
        </table:table-row>
      </table:table>
      <text:p text:style-name="Horizontal_20_Line"/>
      <text:h text:style-name="Heading_20_3" text:outline-level="3"><text:span text:style-name="Strong_20_Emphasis">Conclusão</text:span></text:h>
      <text:p text:style-name="Text_20_body">O <text:span text:style-name="Strong_20_Emphasis">Reporting</text:span> transforma dados brutos de testes em <text:span text:style-name="Strong_20_Emphasis">insights acionáveis</text:span>, garantindo transparência e qualidade no processo de desenvolvimento. Um bom relatório não apenas expõe problemas, mas <text:span text:style-name="Strong_20_Emphasis">orienta correções</text:span> e ajuda a equipe a entregar um produto mais confiável.</text:p>
      <text:p text:style-name="Text_20_body"><text:span text:style-name="Strong_20_Emphasis">Dica Final:</text:span> Adapte o nível de detalhe conforme o público – gerentes precisam de resumos executivos, enquanto devs exigem detalhes técnico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7:30.258201050</meta:creation-date>
    <dc:date>2025-05-05T16:50:58.332850247</dc:date>
    <meta:editing-duration>PT4M41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41" meta:word-count="397" meta:character-count="2682" meta:non-whitespace-character-count="2341"/>
  </office:meta>
</office:document-meta>
</file>